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DejaVu Sans1" svg:font-family="'DejaVu Sans'" style:font-family-generic="swiss"/>
    <style:font-face style:name="Noto Mono" svg:font-family="'Noto Mono'" style:font-adornments="Regular" style:font-pitch="fixed"/>
    <style:font-face style:name="B Nazanin" svg:font-family="'B Nazanin'" style:font-adornments="Bold" style:font-pitch="variable"/>
    <style:font-face style:name="B Nazanin1" svg:font-family="'B Nazanin'" style:font-adornments="Regular" style:font-pitch="variable"/>
    <style:font-face style:name="B Nazanin+ Regular1" svg:font-family="'B Nazanin+ Regular'" style:font-pitch="variable"/>
    <style:font-face style:name="B Nazanin+ Regular" svg:font-family="'B Nazanin+ Regular'" style:font-adornments="Regular" style:font-pitch="variable"/>
    <style:font-face style:name="B Roya2" svg:font-family="'B Roya'" style:font-pitch="variable"/>
    <style:font-face style:name="B Roya1" svg:font-family="'B Roya'" style:font-adornments="Italic" style:font-pitch="variable"/>
    <style:font-face style:name="B Roya" svg:font-family="'B Roya'" style:font-adornments="Regular" style:font-pitch="variable"/>
    <style:font-face style:name="B Titr" svg:font-family="'B Titr'" style:font-adornments="Bold" style:font-pitch="variable"/>
    <style:font-face style:name="Far.Roya" svg:font-family="Far.Roya" style:font-adornments="Regular" style:font-pitch="variable"/>
    <style:font-face style:name="Kinnari" svg:font-family="Kinnari" style:font-adornments="Regular" style:font-pitch="variable"/>
    <style:font-face style:name="Nakula" svg:font-family="Nakula" style:font-adornments="Bold" style:font-pitch="variable"/>
    <style:font-face style:name="Norasi" svg:font-family="Norasi" style:font-adornments="Regular" style:font-pitch="variable"/>
    <style:font-face style:name="Liberation Serif" svg:font-family="'Liberation Serif'" style:font-family-generic="roman" style:font-pitch="variable"/>
    <style:font-face style:name="Noto Serif CJK JP1" svg:font-family="'Noto Serif CJK JP'" style:font-adornments="Italic" style:font-family-generic="roman" style:font-pitch="variable"/>
    <style:font-face style:name="Noto Serif CJK JP" svg:font-family="'Noto Serif CJK JP'"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itle">
      <style:text-properties officeooo:rsid="008abaa4" officeooo:paragraph-rsid="008abaa4"/>
    </style:style>
    <style:style style:name="P2" style:family="paragraph" style:parent-style-name="Subtitle">
      <style:text-properties officeooo:rsid="006c8df3" officeooo:paragraph-rsid="006c8df3"/>
    </style:style>
    <style:style style:name="P3" style:family="paragraph" style:parent-style-name="Text_20_body">
      <style:text-properties officeooo:rsid="008abaa4" officeooo:paragraph-rsid="008abaa4"/>
    </style:style>
    <style:style style:name="P4" style:family="paragraph" style:parent-style-name="Text_20_body">
      <style:paragraph-properties fo:text-align="end" style:justify-single-word="false" style:writing-mode="rl-tb"/>
      <style:text-properties officeooo:rsid="008abaa4" officeooo:paragraph-rsid="008abaa4"/>
    </style:style>
    <style:style style:name="P5" style:family="paragraph" style:parent-style-name="Text_20_body">
      <style:paragraph-properties fo:text-align="start" style:justify-single-word="false" style:writing-mode="lr-tb"/>
      <style:text-properties officeooo:rsid="008abaa4" officeooo:paragraph-rsid="008abaa4"/>
    </style:style>
    <style:style style:name="P6" style:family="paragraph" style:parent-style-name="Text_20_body">
      <style:paragraph-properties fo:text-align="start" style:justify-single-word="false" style:writing-mode="lr-tb"/>
      <style:text-properties officeooo:paragraph-rsid="008c4344"/>
    </style:style>
    <style:style style:name="P7" style:family="paragraph" style:parent-style-name="Text_20_body">
      <style:paragraph-properties fo:text-align="start" style:justify-single-word="false" style:writing-mode="lr-tb"/>
      <style:text-properties officeooo:rsid="008c4344" officeooo:paragraph-rsid="008c4344"/>
    </style:style>
    <style:style style:name="P8" style:family="paragraph" style:parent-style-name="Text_20_body">
      <style:paragraph-properties fo:margin-left="0in" fo:margin-right="0in" fo:text-align="start" style:justify-single-word="false" fo:text-indent="0in" style:auto-text-indent="false" style:writing-mode="lr-tb"/>
      <style:text-properties officeooo:rsid="008abaa4" officeooo:paragraph-rsid="008abaa4"/>
    </style:style>
    <style:style style:name="P9" style:family="paragraph" style:parent-style-name="Text_20_body">
      <style:paragraph-properties fo:margin-left="0in" fo:margin-right="0in" fo:text-align="end" style:justify-single-word="false" fo:text-indent="0in" style:auto-text-indent="false" style:writing-mode="rl-tb"/>
      <style:text-properties officeooo:rsid="008c4344" officeooo:paragraph-rsid="008c4344"/>
    </style:style>
    <style:style style:name="T1" style:family="text">
      <style:text-properties officeooo:rsid="008abaa4"/>
    </style:style>
    <style:style style:name="T2"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گزارش پروژه پایانی درس پایگاه داده</text:p>
      <text:p text:style-name="P2">محمدرضا غفرانی<text:span text:style-name="T1">9631053</text:span></text:p>
      <text:p text:style-name="P3">1.</text:p>
      <text:p text:style-name="P3">لیست Entityهای این سیستم عبارت است از Store، factor_of_ingredient، ingredient, factor_of_food, bike, customer, address, food</text:p>
      <text:p text:style-name="P3">2.</text:p>
      <text:p text:style-name="P5">food(</text:p>
      <text:p text:style-name="P5"><text:tab/><text:span text:style-name="T2">name</text:span> varchar,</text:p>
      <text:p text:style-name="P5"><text:tab/>price numeric(4,2),</text:p>
      <text:p text:style-name="P5"><text:tab/><text:span text:style-name="T2">name_start_time</text:span> date,</text:p>
      <text:p text:style-name="P5"><text:tab/>name_end_time date,</text:p>
      <text:p text:style-name="P5"><text:tab/><text:span text:style-name="T2">price_start_time</text:span> date,</text:p>
      <text:p text:style-name="P5"><text:tab/>price_end_time date</text:p>
      <text:p text:style-name="P5">)</text:p>
      <text:p text:style-name="P5"/>
      <text:p text:style-name="P5">address (</text:p>
      <text:p text:style-name="P5"><text:tab/><text:span text:style-name="T2">phone </text:span>char(10),</text:p>
      <text:p text:style-name="P5"><text:tab/>name varchar,</text:p>
      <text:p text:style-name="P5"><text:tab/>address varchar</text:p>
      <text:p text:style-name="P5">)</text:p>
      <text:p text:style-name="P5"/>
      <text:p text:style-name="P5">customer(</text:p>
      <text:p text:style-name="P5"><text:tab/><text:span text:style-name="T2">national_code</text:span> char(7),</text:p>
      <text:p text:style-name="P5"><text:tab/>first_name varchar,</text:p>
      <text:p text:style-name="P5"><text:tab/>last_name varchar,</text:p>
      <text:p text:style-name="P5"><text:tab/>mobile_number varchar,</text:p>
      <text:p text:style-name="P5"><text:tab/>age numeric</text:p>
      <text:p text:style-name="P5">)</text:p>
      <text:p text:style-name="P5"/>
      <text:p text:style-name="P5"><text:soft-page-break/>factor_of_food(</text:p>
      <text:p text:style-name="P5"><text:tab/><text:span text:style-name="T2">id </text:span>serial,</text:p>
      <text:p text:style-name="P5"><text:tab/>date date</text:p>
      <text:p text:style-name="P5">)</text:p>
      <text:p text:style-name="P5"/>
      <text:p text:style-name="P5">bike (</text:p>
      <text:p text:style-name="P5"><text:tab/><text:span text:style-name="T2">national_code</text:span> char(7),</text:p>
      <text:p text:style-name="P5"><text:tab/>first_name varchar,</text:p>
      <text:p text:style-name="P5"><text:tab/>last_name varchar,</text:p>
      <text:p text:style-name="P5"><text:tab/>mobile_number char</text:p>
      <text:p text:style-name="P5">)</text:p>
      <text:p text:style-name="P5"/>
      <text:p text:style-name="P5">store (</text:p>
      <text:p text:style-name="P8"><text:tab/>name varchar,</text:p>
      <text:p text:style-name="P8"><text:tab/>start_time date,</text:p>
      <text:p text:style-name="P8"><text:tab/>end_time date</text:p>
      <text:p text:style-name="P8">)</text:p>
      <text:p text:style-name="P8"/>
      <text:p text:style-name="P8">ingredient (</text:p>
      <text:p text:style-name="P8"><text:tab/><text:span text:style-name="T2">name</text:span> varchar,</text:p>
      <text:p text:style-name="P8"><text:tab/>price numeric(4,2),</text:p>
      <text:p text:style-name="P8"><text:tab/><text:span text:style-name="T2">start_time</text:span> date,</text:p>
      <text:p text:style-name="P8"><text:tab/>end_time date</text:p>
      <text:p text:style-name="P8">)</text:p>
      <text:p text:style-name="P5"/>
      <text:p text:style-name="P5">factor_of_ingredient(</text:p>
      <text:p text:style-name="P5"><text:tab/><text:span text:style-name="T2">id</text:span> serial,</text:p>
      <text:p text:style-name="P5"><text:tab/>date date</text:p>
      <text:p text:style-name="P5">)</text:p>
      <text:p text:style-name="P4"><text:soft-page-break/>۳- </text:p>
      <text:p text:style-name="P7">store_factor(</text:p>
      <text:p text:style-name="P7"><text:tab/><text:span text:style-name="T2">store_name</text:span> ref store,</text:p>
      <text:p text:style-name="P7"><text:tab/><text:span text:style-name="T2">factor_id</text:span> ref factor_of_ingredient</text:p>
      <text:p text:style-name="P7">)</text:p>
      <text:p text:style-name="P7">fact_ing(</text:p>
      <text:p text:style-name="P7"><text:tab/><text:span text:style-name="T2">factor_id</text:span> ref factor_of_ingredient,</text:p>
      <text:p text:style-name="P7"><text:tab/>i<text:span text:style-name="T2">ngredient</text:span> ref ingredient,</text:p>
      <text:p text:style-name="P7"><text:tab/>quantity,</text:p>
      <text:p text:style-name="P7">)</text:p>
      <text:p text:style-name="P7">store_ing(</text:p>
      <text:p text:style-name="P7"><text:tab/><text:span text:style-name="T2">name , name_start_time</text:span> ref ingredient,</text:p>
      <text:p text:style-name="P7"><text:tab/><text:span text:style-name="T2">store, store_start_time</text:span> ref store</text:p>
      <text:p text:style-name="P7">)</text:p>
      <text:p text:style-name="P7">delivery(</text:p>
      <text:p text:style-name="P7"><text:tab/><text:span text:style-name="T2">biker_national_code</text:span> ref bike,</text:p>
      <text:p text:style-name="P7"><text:tab/>f<text:span text:style-name="T2">actor_id</text:span> ref factor_of_food,</text:p>
      <text:p text:style-name="P7"><text:tab/><text:span text:style-name="T2">address</text:span> ref address</text:p>
      <text:p text:style-name="P7">)</text:p>
      <text:p text:style-name="P7">factor_customer(</text:p>
      <text:p text:style-name="P7"><text:tab/><text:span text:style-name="T2">factor_id</text:span> ref factor_food,</text:p>
      <text:p text:style-name="P7"><text:tab/><text:span text:style-name="T2">customer</text:span> ref customer<text:line-break/>)</text:p>
      <text:p text:style-name="P7">fact_add(</text:p>
      <text:p text:style-name="P7"><text:tab/><text:span text:style-name="T2">phone</text:span> ref address,</text:p>
      <text:p text:style-name="P7"><text:tab/><text:span text:style-name="T2">customer</text:span> ref customer</text:p>
      <text:p text:style-name="P7">)</text:p>
      <text:p text:style-name="P7">food_factor(</text:p>
      <text:p text:style-name="P6"><text:tab/><text:span text:style-name="T2">name, name_start_time, price_start_time</text:span> ref Food</text:p>
      <text:p text:style-name="P7"><text:soft-page-break/><text:tab/>f<text:span text:style-name="T2">actor_id</text:span> ref factor_of_food</text:p>
      <text:p text:style-name="P7"><text:tab/>quantity</text:p>
      <text:p text:style-name="P7">)</text:p>
      <text:p text:style-name="P9">۸- در این پروژه از زبان برنامه‌نویسی پایتون و پایگاه داده Postgresql استفاده شده است. همچنین برای قسمت front از فریمورک kivy استفاده شده است. ما برای آنکه فاکتور‌ها بهتر بتوانند از هم تمییز داده شوند، به هر فاکتور یک آیدی جداگانه نسبت دادیم، تا بتوان به راحتی از آن استفاده کرد. اگر ما آن را یک Weak Entity در نظر می‌گرفتیم کار با آن و ذخیره آن در پایگاه داده سخت می‌شد. همچنین می‌توانستیم برای بسیاری از Entity های دیگر یک آیدی جداگانه در نظر بگیریم تا بتوانیم با خیال راحت هر یک از فیلدهای داده را هنگامی که نیاز بود تغییر دهیم. برای آنکه جداول log به صورت خود به خود از پایگاه داده حذف شوند از extension به نام pg_cron استفاده کردیم. همچین هرگاه نیاز به پایگاه داده بود، ما یک ارتباط با پایگاه داده ایجاد می‌کنیم و سپس و پس از پایان ارتباط، آن ارتباط را قطع می‌کنیم تا پایگاه داده در یک حالت پایدار باقی بماند و استفاده اشتراکی از آن راحت‌تر باشد.</text:p>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DejaVu Sans1" svg:font-family="'DejaVu Sans'" style:font-family-generic="swiss"/>
    <style:font-face style:name="Noto Mono" svg:font-family="'Noto Mono'" style:font-adornments="Regular" style:font-pitch="fixed"/>
    <style:font-face style:name="B Nazanin" svg:font-family="'B Nazanin'" style:font-adornments="Bold" style:font-pitch="variable"/>
    <style:font-face style:name="B Nazanin1" svg:font-family="'B Nazanin'" style:font-adornments="Regular" style:font-pitch="variable"/>
    <style:font-face style:name="B Nazanin+ Regular1" svg:font-family="'B Nazanin+ Regular'" style:font-pitch="variable"/>
    <style:font-face style:name="B Nazanin+ Regular" svg:font-family="'B Nazanin+ Regular'" style:font-adornments="Regular" style:font-pitch="variable"/>
    <style:font-face style:name="B Roya2" svg:font-family="'B Roya'" style:font-pitch="variable"/>
    <style:font-face style:name="B Roya1" svg:font-family="'B Roya'" style:font-adornments="Italic" style:font-pitch="variable"/>
    <style:font-face style:name="B Roya" svg:font-family="'B Roya'" style:font-adornments="Regular" style:font-pitch="variable"/>
    <style:font-face style:name="B Titr" svg:font-family="'B Titr'" style:font-adornments="Bold" style:font-pitch="variable"/>
    <style:font-face style:name="Far.Roya" svg:font-family="Far.Roya" style:font-adornments="Regular" style:font-pitch="variable"/>
    <style:font-face style:name="Kinnari" svg:font-family="Kinnari" style:font-adornments="Regular" style:font-pitch="variable"/>
    <style:font-face style:name="Nakula" svg:font-family="Nakula" style:font-adornments="Bold" style:font-pitch="variable"/>
    <style:font-face style:name="Norasi" svg:font-family="Norasi" style:font-adornments="Regular" style:font-pitch="variable"/>
    <style:font-face style:name="Liberation Serif" svg:font-family="'Liberation Serif'" style:font-family-generic="roman" style:font-pitch="variable"/>
    <style:font-face style:name="Noto Serif CJK JP1" svg:font-family="'Noto Serif CJK JP'" style:font-adornments="Italic" style:font-family-generic="roman" style:font-pitch="variable"/>
    <style:font-face style:name="Noto Serif CJK JP" svg:font-family="'Noto Serif CJK JP'"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DejaVu 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loext:contextual-spacing="false" fo:line-height="115%" fo:text-align="end" style:justify-single-word="false" fo:text-indent="0.0402in" style:auto-text-indent="false" style:writing-mode="rl-tb"/>
      <style:text-properties style:font-name="Noto Serif CJK JP" fo:font-family="'Noto Serif CJK JP'" style:font-style-name="Regular" style:font-family-generic="roman" style:font-pitch="variable" fo:font-size="10pt" officeooo:rsid="0083f614" style:font-size-asian="10.5pt" style:font-name-complex="B Roya" style:font-family-complex="'B Roya'" style:font-style-name-complex="Regular" style:font-pitch-complex="variable"/>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Title" style:family="paragraph" style:parent-style-name="Heading" style:next-style-name="Text_20_body" style:class="chapter">
      <style:paragraph-properties fo:text-align="center" style:justify-single-word="false"/>
      <style:text-properties style:font-name="Nakula" fo:font-family="Nakula" style:font-style-name="Bold" style:font-pitch="variable" fo:font-size="22pt" fo:font-weight="bold" style:font-size-asian="28pt" style:font-weight-asian="bold" style:font-name-complex="B Titr" style:font-family-complex="'B Titr'" style:font-style-name-complex="Bold" style:font-pitch-complex="variable" style:font-size-complex="16pt" style:font-weight-complex="bold"/>
    </style:style>
    <style:style style:name="Subtitle" style:family="paragraph" style:parent-style-name="Heading" style:next-style-name="Text_20_body" style:class="chapter" style:master-page-name="">
      <style:paragraph-properties fo:margin-top="0.0417in" fo:margin-bottom="0.0835in" loext:contextual-spacing="false" fo:text-align="center" style:justify-single-word="false" style:page-number="auto"/>
      <style:text-properties fo:color="#808080" style:font-name="Kinnari" fo:font-family="Kinnari" style:font-style-name="Regular" style:font-pitch="variable" fo:font-size="16pt" fo:font-weight="normal" style:font-size-asian="18pt" style:font-name-complex="B Nazanin1" style:font-family-complex="'B Nazanin'" style:font-style-name-complex="Regular" style:font-pitch-complex="variable" style:font-size-complex="14pt" style:font-weight-complex="normal"/>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end" style:justify-single-word="false"/>
      <style:text-properties fo:font-size="14pt" fo:font-weight="bold" style:font-size-asian="130%" style:font-weight-asian="bold" style:font-name-complex="B Nazanin" style:font-family-complex="'B Nazanin'" style:font-style-name-complex="Bold" style:font-pitch-complex="variable" style:font-size-complex="14pt" style:font-weight-complex="bold"/>
    </style:style>
    <style:style style:name="Table_20_Contents" style:display-name="Table Contents" style:family="paragraph" style:parent-style-name="Standard" style:class="extra" style:master-page-name="">
      <style:paragraph-properties fo:text-align="start" style:justify-single-word="false" style:page-number="auto" text:number-lines="false" text:line-number="0" style:writing-mode="lr-tb"/>
      <style:text-properties style:font-name="Noto Mono" fo:font-family="'Noto Mono'" style:font-style-name="Regular" style:font-pitch="fixed" fo:font-size="10pt" officeooo:rsid="002720ba" style:font-size-asian="10.5pt" style:font-name-complex="Far.Roya" style:font-family-complex="Far.Roya" style:font-style-name-complex="Regular" style:font-pitch-complex="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Norasi" fo:font-family="Norasi" style:font-style-name="Regular" style:font-pitch="variable" fo:font-size="115%" fo:font-weight="bold" style:font-size-asian="115%" style:font-weight-asian="bold" style:font-name-complex="B Nazanin+ Regular" style:font-family-complex="'B Nazanin+ Regular'" style:font-style-name-complex="Regular" style:font-pitch-complex="variable" style:font-size-complex="90%"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llustration" style:family="paragraph" style:parent-style-name="Caption" style:class="extra">
      <style:text-properties style:font-name="Noto Serif CJK JP1" fo:font-family="'Noto Serif CJK JP'" style:font-style-name="Italic" style:font-family-generic="roman" style:font-pitch="variable" fo:font-size="10pt" style:font-name-complex="B Roya1" style:font-family-complex="'B Roya'" style:font-style-name-complex="Italic" style:font-pitch-complex="variable" style:font-size-complex="10pt"/>
    </style:style>
    <style:style style:name="Text" style:family="paragraph" style:parent-style-name="Caption" style:class="extra"/>
    <style:style style:name="Frame_20_contents" style:display-name="Frame contents" style:family="paragraph" style:parent-style-name="Standard" style:class="extra"/>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1-16T20:43:06.033858279</meta:creation-date>
    <meta:generator>LibreOffice/6.3.4.2$Linux_X86_64 LibreOffice_project/30$Build-2</meta:generator>
    <dc:date>2020-02-01T07:27:51.122122256</dc:date>
    <meta:editing-duration>PT2H31M59S</meta:editing-duration>
    <meta:editing-cycles>46</meta:editing-cycles>
    <meta:document-statistic meta:table-count="0" meta:image-count="0" meta:object-count="0" meta:page-count="4" meta:paragraph-count="82" meta:word-count="338" meta:character-count="2161" meta:non-whitespace-character-count="1858"/>
  </office:meta>
</office:document-meta>
</file>